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921cm" svg:height="5.831cm" svg:x="3.059cm" svg:y="2.0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''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1" table:default-cell-style-name="ce1">
              <table:table-cell>
                <text:p>''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e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f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c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 </meta:initial-creator>
    <meta:creation-date>2014-09-25T01:25:44.220930886</meta:creation-date>
    <dc:date>2014-09-25T02:46:36.709639177</dc:date>
    <dc:creator>so </dc:creator>
    <meta:editing-duration>PT35M31S</meta:editing-duration>
    <meta:editing-cycles>1</meta:editing-cycles>
    <meta:document-statistic meta:object-count="1"/>
    <meta:generator>LibreOffice/4.1.3.2$Linux_x86 LibreOffice_project/410m0$Build-2</meta:generator>
  </office:meta>
</office:document-meta>
</file>